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style:text-underline-style="none" fo:font-weight="normal" officeooo:rsid="001e3784" officeooo:paragraph-rsid="001e3784" style:font-size-asian="8.75pt" style:font-weight-asian="normal" style:font-size-complex="10pt" style:font-weight-complex="normal"/>
    </style:style>
    <style:style style:name="T1" style:family="text">
      <style:text-properties fo:font-size="16pt" style:text-underline-style="solid" style:text-underline-width="auto" style:text-underline-color="font-color" fo:font-weight="bold" officeooo:rsid="001c5ba7" style:font-size-asian="16pt" style:font-weight-asian="bold" style:font-size-complex="16pt" style:font-weight-complex="bold"/>
    </style:style>
    <style:style style:name="T2" style:family="text">
      <style:text-properties style:font-name="Liberation Mono"/>
    </style:style>
    <style:style style:name="T3" style:family="text">
      <style:text-properties style:font-name="Liberation Serif"/>
    </style:style>
    <style:style style:name="T4" style:family="text">
      <style:text-properties style:font-name="Liberation Serif" officeooo:rsid="001f6d94"/>
    </style:style>
    <style:style style:name="T5" style:family="text">
      <style:text-properties style:font-name="Liberation Serif" officeooo:rsid="00213f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Lesson 3</text:span></text:p>
      <text:p text:style-name="P1">For collaborating on Github, first we need to have an account.We need to sync the data between the repository on our local machine and the repository on Github servers. This can not be done directly by “<text:span text:style-name="T2">git clone”. </text:span><text:span text:style-name="T3">First we creta an empty repository in Github.. </text:span><text:span text:style-name="T4">We interact with a repository in an unknown location by the concept of remote repository which stores the address of the other repository. We can exchange information by “push” and “pull”. Instead of pushing and pulling individual commits, we push or pull the branches as a whole. </text:span></text:p>
      <text:p text:style-name="P1"><text:span text:style-name="T4"><text:tab/>When we push a bra</text:span><text:span text:style-name="T5">n</text:span><text:span text:style-name="T4">ch, only the commits that we have not pushed earlier, gets upd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8T17:16:04.253377919</meta:creation-date>
    <dc:date>2017-06-28T17:52:22.898823735</dc:date>
    <meta:editing-duration>PT5M37S</meta:editing-duration>
    <meta:editing-cycles>1</meta:editing-cycles>
    <meta:document-statistic meta:table-count="0" meta:image-count="0" meta:object-count="0" meta:page-count="1" meta:paragraph-count="3" meta:word-count="111" meta:character-count="642" meta:non-whitespace-character-count="528"/>
    <meta:generator>LibreOffice/5.1.6.2$Linux_X86_64 LibreOffice_project/10m0$Build-2</meta:generator>
  </office:meta>
</office:document-meta>
</file>